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2cm" fo:min-width="2.992cm"/>
      <style:paragraph-properties style:writing-mode="lr-tb"/>
    </style:style>
    <style:style style:name="gr2" style:family="graphic" style:parent-style-name="standard">
      <style:graphic-properties draw:textarea-horizontal-align="justify" draw:textarea-vertical-align="middle" draw:auto-grow-height="false" fo:min-height="0.702cm" fo:min-width="1.405cm"/>
      <style:paragraph-properties style:writing-mode="lr-tb"/>
    </style:style>
    <style:style style:name="gr3" style:family="graphic" style:parent-style-name="objectwithoutfill">
      <style:graphic-properties draw:marker-end="Arrowheads_20_15" draw:marker-end-width="0.3cm" draw:fill="none" draw:textarea-vertical-align="middle"/>
    </style:style>
    <style:style style:name="gr4" style:family="graphic" style:parent-style-name="objectwithoutfill">
      <style:graphic-properties draw:marker-end="Arrowheads_20_16" draw:marker-end-width="0.3cm" draw:fill="none" draw:textarea-vertical-align="middle"/>
    </style:style>
    <style:style style:name="gr5" style:family="graphic" style:parent-style-name="objectwithoutfill">
      <style:graphic-properties draw:marker-end="Arrowheads_20_17" draw:marker-end-width="0.3cm" draw:fill="none" draw:textarea-vertical-align="middle"/>
    </style:style>
    <style:style style:name="gr6" style:family="graphic" style:parent-style-name="objectwithoutfill">
      <style:graphic-properties draw:marker-end="Arrowheads_20_18" draw:marker-end-width="0.3cm" draw:fill="none" draw:textarea-vertical-align="middle"/>
    </style:style>
    <style:style style:name="gr7" style:family="graphic" style:parent-style-name="objectwithoutfill">
      <style:graphic-properties draw:marker-end="Arrowheads_20_19" draw:marker-end-width="0.3cm" draw:fill="none" draw:textarea-vertical-align="middle"/>
    </style:style>
    <style:style style:name="gr8" style:family="graphic" style:parent-style-name="objectwithoutfill">
      <style:graphic-properties draw:marker-end="Arrowheads_20_20" draw:marker-end-width="0.3cm" draw:fill="none" draw:textarea-vertical-align="middle"/>
    </style:style>
    <style:style style:name="gr9" style:family="graphic" style:parent-style-name="objectwithoutfill">
      <style:graphic-properties draw:marker-end="Arrowheads_20_21" draw:marker-end-width="0.3cm" draw:fill="none" draw:textarea-vertical-align="middle"/>
    </style:style>
    <style:style style:name="gr10" style:family="graphic" style:parent-style-name="objectwithoutfill">
      <style:graphic-properties draw:marker-end="Arrowheads_20_22" draw:marker-end-width="0.3cm" draw:fill="none" draw:textarea-vertical-align="middle"/>
    </style:style>
    <style:style style:name="gr11" style:family="graphic" style:parent-style-name="objectwithoutfill">
      <style:graphic-properties draw:marker-end="Arrowheads_20_23" draw:marker-end-width="0.3cm" draw:fill="none" draw:textarea-vertical-align="middle"/>
    </style:style>
    <style:style style:name="gr12" style:family="graphic" style:parent-style-name="objectwithoutfill">
      <style:graphic-properties draw:marker-end="Arrowheads_20_24" draw:marker-end-width="0.3cm" draw:fill="none" draw:textarea-vertical-align="middle"/>
    </style:style>
    <style:style style:name="gr13" style:family="graphic" style:parent-style-name="objectwithoutfill">
      <style:graphic-properties draw:marker-end="Arrowheads_20_25" draw:marker-end-width="0.3cm" draw:fill="none" draw:textarea-vertical-align="middle"/>
    </style:style>
    <style:style style:name="gr14" style:family="graphic" style:parent-style-name="objectwithoutfill">
      <style:graphic-properties draw:marker-end="Arrowheads_20_26" draw:marker-end-width="0.3cm" draw:fill="none" draw:textarea-vertical-align="middle"/>
    </style:style>
    <style:style style:name="gr15" style:family="graphic" style:parent-style-name="objectwithoutfill">
      <style:graphic-properties draw:marker-end="Arrowheads_20_27" draw:marker-end-width="0.3cm" draw:fill="none" draw:textarea-vertical-align="middle"/>
    </style:style>
    <style:style style:name="gr16" style:family="graphic" style:parent-style-name="objectwithoutfill">
      <style:graphic-properties draw:marker-end="Arrowheads_20_28" draw:marker-end-width="0.3cm" draw:fill="none" draw:textarea-vertical-align="middle"/>
    </style:style>
    <style:style style:name="gr17" style:family="graphic" style:parent-style-name="objectwithoutfill">
      <style:graphic-properties draw:marker-end="Arrowheads_20_29" draw:marker-end-width="0.3cm" draw:fill="none" draw:textarea-vertical-align="middle"/>
    </style:style>
    <style:style style:name="gr18" style:family="graphic" style:parent-style-name="objectwithoutfill">
      <style:graphic-properties draw:marker-end="Arrowheads_20_30" draw:marker-end-width="0.3cm" draw:fill="none" draw:textarea-vertical-align="middle"/>
    </style:style>
    <style:style style:name="gr19" style:family="graphic" style:parent-style-name="objectwithoutfill">
      <style:graphic-properties draw:marker-end="Arrowheads_20_32" draw:marker-end-width="0.3cm" draw:fill="none" draw:textarea-vertical-align="middle"/>
    </style:style>
    <style:style style:name="gr20" style:family="graphic" style:parent-style-name="objectwithoutfill">
      <style:graphic-properties draw:marker-end="Arrowheads_20_33" draw:marker-end-width="0.3cm" draw:fill="none" draw:textarea-vertical-align="middle"/>
    </style:style>
    <style:style style:name="gr21" style:family="graphic" style:parent-style-name="objectwithoutfill">
      <style:graphic-properties draw:marker-end="Arrowheads_20_34" draw:marker-end-width="0.3cm" draw:fill="none" draw:textarea-vertical-align="middle"/>
    </style:style>
    <style:style style:name="gr22" style:family="graphic" style:parent-style-name="objectwithoutfill">
      <style:graphic-properties draw:marker-end="Arrowheads_20_35" draw:marker-end-width="0.3cm" draw:fill="none" draw:textarea-vertical-align="middle"/>
    </style:style>
    <style:style style:name="gr23" style:family="graphic" style:parent-style-name="objectwithoutfill">
      <style:graphic-properties draw:marker-end="Arrowheads_20_36" draw:marker-end-width="0.3cm" draw:fill="none" draw:textarea-vertical-align="middle"/>
    </style:style>
    <style:style style:name="gr24" style:family="graphic" style:parent-style-name="objectwithoutfill">
      <style:graphic-properties draw:marker-end="Arrowheads_20_37" draw:marker-end-width="0.3cm" draw:fill="none" draw:textarea-vertical-align="middle"/>
    </style:style>
    <style:style style:name="gr25" style:family="graphic" style:parent-style-name="objectwithoutfill">
      <style:graphic-properties draw:marker-end="Arrowheads_20_38" draw:marker-end-width="0.3cm" draw:fill="none" draw:textarea-vertical-align="middle"/>
    </style:style>
    <style:style style:name="gr26" style:family="graphic" style:parent-style-name="objectwithoutfill">
      <style:graphic-properties draw:marker-end="Arrowheads_20_39" draw:marker-end-width="0.3cm" draw:fill="none" draw:textarea-vertical-align="middle"/>
    </style:style>
    <style:style style:name="gr27" style:family="graphic" style:parent-style-name="objectwithoutfill">
      <style:graphic-properties draw:marker-end="Arrowheads_20_40" draw:marker-end-width="0.3cm" draw:fill="none" draw:textarea-vertical-align="middle"/>
    </style:style>
    <style:style style:name="gr28" style:family="graphic" style:parent-style-name="objectwithoutfill">
      <style:graphic-properties draw:marker-end="Arrowheads_20_41" draw:marker-end-width="0.3cm" draw:fill="none" draw:textarea-vertical-align="middle"/>
    </style:style>
    <style:style style:name="gr29" style:family="graphic" style:parent-style-name="objectwithoutfill">
      <style:graphic-properties draw:marker-end="Arrowheads_20_42" draw:marker-end-width="0.3cm" draw:fill="none" draw:textarea-vertical-align="middle"/>
    </style:style>
    <style:style style:name="gr30" style:family="graphic" style:parent-style-name="objectwithoutfill">
      <style:graphic-properties draw:marker-end="Arrowheads_20_44" draw:marker-end-width="0.3cm" draw:fill="none" draw:textarea-vertical-align="middle"/>
    </style:style>
    <style:style style:name="gr31" style:family="graphic" style:parent-style-name="objectwithoutfill">
      <style:graphic-properties draw:marker-end="Arrowheads_20_45" draw:marker-end-width="0.3cm" draw:fill="none" draw:textarea-vertical-align="middle"/>
    </style:style>
    <style:style style:name="gr32" style:family="graphic" style:parent-style-name="objectwithoutfill">
      <style:graphic-properties draw:marker-end="Arrowheads_20_46" draw:marker-end-width="0.3cm" draw:fill="none" draw:textarea-vertical-align="middle"/>
    </style:style>
    <style:style style:name="gr33" style:family="graphic" style:parent-style-name="objectwithoutfill">
      <style:graphic-properties draw:marker-end="Arrowheads_20_47" draw:marker-end-width="0.3cm" draw:fill="none" draw:textarea-vertical-align="middle"/>
    </style:style>
    <style:style style:name="gr34" style:family="graphic" style:parent-style-name="objectwithoutfill">
      <style:graphic-properties draw:marker-end="Arrowheads_20_48" draw:marker-end-width="0.3cm" draw:fill="none" draw:textarea-vertical-align="middle"/>
    </style:style>
    <style:style style:name="gr35" style:family="graphic" style:parent-style-name="objectwithoutfill">
      <style:graphic-properties draw:marker-end="Arrowheads_20_49" draw:marker-end-width="0.3cm" draw:fill="none" draw:textarea-vertical-align="middle"/>
    </style:style>
    <style:style style:name="gr36" style:family="graphic" style:parent-style-name="objectwithoutfill">
      <style:graphic-properties draw:marker-end="Arrowheads_20_50" draw:marker-end-width="0.3cm" draw:fill="none" draw:textarea-vertical-align="middle"/>
    </style:style>
    <style:style style:name="gr37" style:family="graphic" style:parent-style-name="objectwithoutfill">
      <style:graphic-properties draw:marker-end="Arrowheads_20_51" draw:marker-end-width="0.3cm" draw:fill="none" draw:textarea-vertical-align="middle"/>
    </style:style>
    <style:style style:name="gr38" style:family="graphic" style:parent-style-name="objectwithoutfill">
      <style:graphic-properties draw:marker-end="Arrowheads_20_52" draw:marker-end-width="0.3cm" draw:fill="none" draw:textarea-vertical-align="middle"/>
    </style:style>
    <style:style style:name="gr39" style:family="graphic" style:parent-style-name="objectwithoutfill">
      <style:graphic-properties draw:marker-end="Arrowheads_20_53" draw:marker-end-width="0.3cm" draw:fill="none" draw:textarea-vertical-align="middle"/>
    </style:style>
    <style:style style:name="gr40" style:family="graphic" style:parent-style-name="objectwithoutfill">
      <style:graphic-properties draw:marker-end="Arrowheads_20_54" draw:marker-end-width="0.3cm" draw:fill="none" draw:textarea-vertical-align="middle"/>
    </style:style>
    <style:style style:name="gr41" style:family="graphic" style:parent-style-name="objectwithoutfill">
      <style:graphic-properties draw:marker-end="Arrowheads_20_59" draw:marker-end-width="0.3cm" draw:fill="none" draw:textarea-vertical-align="middle"/>
    </style:style>
    <style:style style:name="gr42" style:family="graphic" style:parent-style-name="objectwithoutfill">
      <style:graphic-properties draw:marker-end="Arrowheads_20_60" draw:marker-end-width="0.3cm" draw:fill="none" draw:textarea-vertical-align="middle"/>
    </style:style>
    <style:style style:name="gr43" style:family="graphic" style:parent-style-name="objectwithoutfill">
      <style:graphic-properties draw:marker-end="Arrowheads_20_61" draw:marker-end-width="0.3cm" draw:fill="none" draw:textarea-vertical-align="middle"/>
    </style:style>
    <style:style style:name="gr44" style:family="graphic" style:parent-style-name="objectwithoutfill">
      <style:graphic-properties draw:marker-end="Arrowheads_20_62" draw:marker-end-width="0.3cm" draw:fill="none" draw:textarea-vertical-align="middle"/>
    </style:style>
    <style:style style:name="gr45" style:family="graphic" style:parent-style-name="objectwithoutfill">
      <style:graphic-properties draw:marker-end="Arrowheads_20_63" draw:marker-end-width="0.3cm" draw:fill="none" draw:textarea-vertical-align="middle"/>
    </style:style>
    <style:style style:name="gr46" style:family="graphic" style:parent-style-name="objectwithoutfill">
      <style:graphic-properties draw:marker-end="Arrowheads_20_64" draw:marker-end-width="0.3cm" draw:fill="none" draw:textarea-vertical-align="middle"/>
    </style:style>
    <style:style style:name="gr47" style:family="graphic" style:parent-style-name="objectwithoutfill">
      <style:graphic-properties draw:marker-end="Arrowheads_20_65" draw:marker-end-width="0.3cm" draw:fill="none" draw:textarea-vertical-align="middle"/>
    </style:style>
    <style:style style:name="gr48" style:family="graphic" style:parent-style-name="objectwithoutfill">
      <style:graphic-properties draw:marker-end="Arrowheads_20_66" draw:marker-end-width="0.3cm" draw:fill="none" draw:textarea-vertical-align="middle"/>
    </style:style>
    <style:style style:name="gr49" style:family="graphic" style:parent-style-name="objectwithoutfill">
      <style:graphic-properties draw:marker-end="Arrowheads_20_67" draw:marker-end-width="0.3cm" draw:fill="none" draw:textarea-vertical-align="middle"/>
    </style:style>
    <style:style style:name="gr50" style:family="graphic" style:parent-style-name="objectwithoutfill">
      <style:graphic-properties draw:marker-end="Arrowheads_20_68" draw:marker-end-width="0.3cm" draw:fill="none" draw:textarea-vertical-align="middle"/>
    </style:style>
    <style:style style:name="gr51" style:family="graphic" style:parent-style-name="objectwithoutfill">
      <style:graphic-properties draw:marker-end="Arrowheads_20_69" draw:marker-end-width="0.3cm" draw:fill="none" draw:textarea-vertical-align="middle"/>
    </style:style>
    <style:style style:name="gr52" style:family="graphic" style:parent-style-name="standard">
      <style:graphic-properties draw:textarea-horizontal-align="justify" draw:textarea-vertical-align="middle" draw:auto-grow-height="false" fo:min-height="5.928cm" fo:min-width="15.055cm" fo:wrap-option="wrap"/>
    </style:style>
    <style:style style:name="gr53" style:family="graphic" style:parent-style-name="standard">
      <style:graphic-properties draw:textarea-horizontal-align="justify" draw:textarea-vertical-align="middle" draw:auto-grow-height="false" fo:min-height="1.655cm" fo:min-width="5.85cm"/>
      <style:paragraph-properties style:writing-mode="lr-tb"/>
    </style:style>
    <style:style style:name="gr54" style:family="graphic" style:parent-style-name="objectwithoutfill">
      <style:graphic-properties svg:stroke-color="#ff0000" draw:marker-end="Arrowheads_20_71" draw:marker-end-width="0.3cm" draw:fill="none" draw:textarea-vertical-align="middle"/>
    </style:style>
    <style:style style:name="gr55" style:family="graphic" style:parent-style-name="objectwithoutfill">
      <style:graphic-properties svg:stroke-color="#ff0000" draw:marker-end="Arrowheads_20_72" draw:marker-end-width="0.3cm" draw:fill="none" draw:textarea-vertical-align="middle"/>
    </style:style>
    <style:style style:name="gr56" style:family="graphic" style:parent-style-name="standard">
      <style:graphic-properties draw:stroke="none" svg:stroke-color="#000000" draw:fill="none" draw:fill-color="#ffffff" fo:min-height="1.655cm"/>
      <style:paragraph-properties style:writing-mode="lr-tb"/>
    </style:style>
    <style:style style:name="gr57" style:family="graphic" style:parent-style-name="objectwithoutfill">
      <style:graphic-properties svg:stroke-color="#355269" draw:fill="none" draw:textarea-vertical-align="middle"/>
    </style:style>
    <style:style style:name="gr58" style:family="graphic" style:parent-style-name="objectwithoutfill">
      <style:graphic-properties svg:stroke-color="#355269" draw:marker-end="Arrowheads_20_73" draw:marker-end-width="0.3cm" draw:fill="none" draw:textarea-vertical-align="middle"/>
    </style:style>
    <style:style style:name="gr59" style:family="graphic" style:parent-style-name="objectwithoutfill">
      <style:graphic-properties svg:stroke-color="#355269" draw:marker-end="Arrowheads_20_74" draw:marker-end-width="0.3cm" draw:fill="none" draw:textarea-vertical-align="middle"/>
    </style:style>
    <style:style style:name="gr60" style:family="graphic" style:parent-style-name="objectwithoutfill">
      <style:graphic-properties svg:stroke-color="#355269" draw:marker-end="Arrowheads_20_75" draw:marker-end-width="0.3cm" draw:fill="none" draw:textarea-vertical-align="middle"/>
    </style:style>
    <style:style style:name="gr61" style:family="graphic" style:parent-style-name="standard">
      <style:graphic-properties svg:stroke-color="#355269" draw:textarea-horizontal-align="justify" draw:textarea-vertical-align="middle" draw:auto-grow-height="false" fo:min-height="1.655cm" fo:min-width="6.168cm"/>
      <style:paragraph-properties style:writing-mode="lr-tb"/>
    </style:style>
    <style:style style:name="gr62" style:family="graphic" style:parent-style-name="objectwithoutfill">
      <style:graphic-properties svg:stroke-color="#00a933" draw:marker-end="Arrowheads_20_76" draw:marker-end-width="0.3cm" draw:fill="none" draw:textarea-vertical-align="middle"/>
    </style:style>
    <style:style style:name="gr63" style:family="graphic" style:parent-style-name="objectwithoutfill">
      <style:graphic-properties svg:stroke-color="#00a933" draw:marker-end="Arrowheads_20_77"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cm" fo:margin-right="0cm" fo:text-align="center" fo:text-indent="0cm"/>
    </style:style>
    <style:style style:name="P4" style:family="paragraph">
      <loext:graphic-properties draw:fill="none"/>
      <style:paragraph-properties fo:margin-left="0cm" fo:margin-right="0cm" fo:text-align="center" fo:text-indent="0cm"/>
    </style:style>
    <style:style style:name="P5" style:family="paragraph">
      <loext:graphic-properties draw:fill="none" draw:fill-color="#ffffff"/>
      <style:paragraph-properties fo:margin-left="0cm" fo:margin-right="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92cm" svg:height="1.27cm" svg:x="12.834cm" svg:y="15.922cm">
          <text:p text:style-name="P1">Provider1</text:p>
          <draw:enhanced-geometry svg:viewBox="0 0 21600 21600" draw:type="rectangle" draw:enhanced-path="M 0 0 L 21600 0 21600 21600 0 21600 0 0 Z N"/>
        </draw:custom-shape>
        <draw:custom-shape draw:style-name="gr1" draw:text-style-name="P1" draw:layer="layout" svg:width="3.492cm" svg:height="1.27cm" svg:x="12.834cm" svg:y="17.51cm">
          <text:p text:style-name="P1">Provider2</text:p>
          <draw:enhanced-geometry svg:viewBox="0 0 21600 21600" draw:type="rectangle" draw:enhanced-path="M 0 0 L 21600 0 21600 21600 0 21600 0 0 Z N"/>
        </draw:custom-shape>
        <draw:custom-shape draw:style-name="gr1" draw:text-style-name="P1" draw:layer="layout" svg:width="3.492cm" svg:height="1.27cm" svg:x="12.834cm" svg:y="19.097cm">
          <text:p text:style-name="P1">Provider3</text:p>
          <draw:enhanced-geometry svg:viewBox="0 0 21600 21600" draw:type="rectangle" draw:enhanced-path="M 0 0 L 21600 0 21600 21600 0 21600 0 0 Z N"/>
        </draw:custom-shape>
        <draw:custom-shape draw:style-name="gr1" draw:text-style-name="P1" draw:layer="layout" svg:width="3.492cm" svg:height="1.27cm" svg:x="12.834cm" svg:y="20.685cm">
          <text:p text:style-name="P1">Provider4</text:p>
          <draw:enhanced-geometry svg:viewBox="0 0 21600 21600" draw:type="rectangle" draw:enhanced-path="M 0 0 L 21600 0 21600 21600 0 21600 0 0 Z N"/>
        </draw:custom-shape>
        <draw:custom-shape draw:style-name="gr2" draw:text-style-name="P1" xml:id="id1" draw:id="id1" draw:layer="layout" svg:width="1.905cm" svg:height="0.952cm" svg:x="17.913cm" svg:y="15.923cm">
          <text:p text:style-name="P1">Mix1</text:p>
          <draw:enhanced-geometry svg:viewBox="0 0 21600 21600" draw:type="rectangle" draw:enhanced-path="M 0 0 L 21600 0 21600 21600 0 21600 0 0 Z N"/>
        </draw:custom-shape>
        <draw:custom-shape draw:style-name="gr2" draw:text-style-name="P1" xml:id="id6" draw:id="id6" draw:layer="layout" svg:width="1.905cm" svg:height="0.952cm" svg:x="17.913cm" svg:y="17.51cm">
          <text:p text:style-name="P1">Mix2</text:p>
          <draw:enhanced-geometry svg:viewBox="0 0 21600 21600" draw:type="rectangle" draw:enhanced-path="M 0 0 L 21600 0 21600 21600 0 21600 0 0 Z N"/>
        </draw:custom-shape>
        <draw:custom-shape draw:style-name="gr2" draw:text-style-name="P1" xml:id="id7" draw:id="id7" draw:layer="layout" svg:width="1.905cm" svg:height="0.952cm" svg:x="17.913cm" svg:y="19.098cm">
          <text:p text:style-name="P1">Mix3</text:p>
          <draw:enhanced-geometry svg:viewBox="0 0 21600 21600" draw:type="rectangle" draw:enhanced-path="M 0 0 L 21600 0 21600 21600 0 21600 0 0 Z N"/>
        </draw:custom-shape>
        <draw:custom-shape draw:style-name="gr2" draw:text-style-name="P1" xml:id="id8" draw:id="id8" draw:layer="layout" svg:width="1.905cm" svg:height="0.952cm" svg:x="17.913cm" svg:y="20.685cm">
          <text:p text:style-name="P1">Mix4</text:p>
          <draw:enhanced-geometry svg:viewBox="0 0 21600 21600" draw:type="rectangle" draw:enhanced-path="M 0 0 L 21600 0 21600 21600 0 21600 0 0 Z N"/>
        </draw:custom-shape>
        <draw:line draw:style-name="gr3" draw:text-style-name="P2" draw:layer="layout" svg:x1="16.326cm" svg:y1="16.557cm" svg:x2="17.913cm" svg:y2="16.557cm">
          <text:p/>
        </draw:line>
        <draw:line draw:style-name="gr4" draw:text-style-name="P2" draw:layer="layout" svg:x1="16.326cm" svg:y1="18.145cm" svg:x2="17.913cm" svg:y2="18.145cm">
          <text:p/>
        </draw:line>
        <draw:line draw:style-name="gr5" draw:text-style-name="P2" draw:layer="layout" svg:x1="16.326cm" svg:y1="19.732cm" svg:x2="17.913cm" svg:y2="19.732cm">
          <text:p/>
        </draw:line>
        <draw:line draw:style-name="gr6" draw:text-style-name="P2" draw:layer="layout" svg:x1="16.326cm" svg:y1="21.32cm" svg:x2="17.913cm" svg:y2="21.32cm">
          <text:p/>
        </draw:line>
        <draw:line draw:style-name="gr7" draw:text-style-name="P2" draw:layer="layout" svg:x1="16.326cm" svg:y1="21.32cm" svg:x2="17.913cm" svg:y2="20.05cm">
          <text:p/>
        </draw:line>
        <draw:line draw:style-name="gr8" draw:text-style-name="P2" draw:layer="layout" svg:x1="16.326cm" svg:y1="21.32cm" svg:x2="17.913cm" svg:y2="18.462cm">
          <text:p/>
        </draw:line>
        <draw:line draw:style-name="gr9" draw:text-style-name="P2" draw:layer="layout" svg:x1="16.326cm" svg:y1="21.32cm" svg:x2="17.913cm" svg:y2="16.875cm">
          <text:p/>
        </draw:line>
        <draw:line draw:style-name="gr10" draw:text-style-name="P2" draw:layer="layout" svg:x1="16.326cm" svg:y1="19.732cm" svg:x2="17.913cm" svg:y2="21.002cm">
          <text:p/>
        </draw:line>
        <draw:line draw:style-name="gr11" draw:text-style-name="P2" draw:layer="layout" svg:x1="16.326cm" svg:y1="19.732cm" svg:x2="17.913cm" svg:y2="18.145cm">
          <text:p/>
        </draw:line>
        <draw:line draw:style-name="gr12" draw:text-style-name="P2" draw:layer="layout" svg:x1="16.326cm" svg:y1="19.732cm" svg:x2="17.913cm" svg:y2="16.557cm">
          <text:p/>
        </draw:line>
        <draw:line draw:style-name="gr13" draw:text-style-name="P2" draw:layer="layout" svg:x1="16.326cm" svg:y1="18.145cm" svg:x2="17.913cm" svg:y2="21.32cm">
          <text:p/>
        </draw:line>
        <draw:line draw:style-name="gr14" draw:text-style-name="P2" draw:layer="layout" svg:x1="16.326cm" svg:y1="18.145cm" svg:x2="17.913cm" svg:y2="19.732cm">
          <text:p/>
        </draw:line>
        <draw:line draw:style-name="gr15" draw:text-style-name="P2" draw:layer="layout" svg:x1="16.326cm" svg:y1="18.145cm" svg:x2="17.913cm" svg:y2="16.557cm">
          <text:p/>
        </draw:line>
        <draw:line draw:style-name="gr16" draw:text-style-name="P2" draw:layer="layout" svg:x1="16.326cm" svg:y1="16.557cm" svg:x2="17.913cm" svg:y2="20.685cm">
          <text:p/>
        </draw:line>
        <draw:line draw:style-name="gr17" draw:text-style-name="P2" draw:layer="layout" svg:x1="16.326cm" svg:y1="16.557cm" svg:x2="17.913cm" svg:y2="19.097cm">
          <text:p/>
        </draw:line>
        <draw:line draw:style-name="gr18" draw:text-style-name="P2" draw:layer="layout" svg:x1="16.326cm" svg:y1="16.557cm" svg:x2="17.913cm" svg:y2="17.827cm">
          <text:p/>
        </draw:line>
        <draw:custom-shape draw:style-name="gr2" draw:text-style-name="P1" xml:id="id2" draw:id="id2" draw:layer="layout" svg:width="1.905cm" svg:height="0.952cm" svg:x="22.358cm" svg:y="15.923cm">
          <text:p text:style-name="P1">Mix5</text:p>
          <draw:enhanced-geometry svg:viewBox="0 0 21600 21600" draw:type="rectangle" draw:enhanced-path="M 0 0 L 21600 0 21600 21600 0 21600 0 0 Z N"/>
        </draw:custom-shape>
        <draw:custom-shape draw:style-name="gr2" draw:text-style-name="P1" xml:id="id3" draw:id="id3" draw:layer="layout" svg:width="1.905cm" svg:height="0.952cm" svg:x="22.358cm" svg:y="17.51cm">
          <text:p text:style-name="P1">Mix6</text:p>
          <draw:enhanced-geometry svg:viewBox="0 0 21600 21600" draw:type="rectangle" draw:enhanced-path="M 0 0 L 21600 0 21600 21600 0 21600 0 0 Z N"/>
        </draw:custom-shape>
        <draw:custom-shape draw:style-name="gr2" draw:text-style-name="P1" xml:id="id4" draw:id="id4" draw:layer="layout" svg:width="1.905cm" svg:height="0.952cm" svg:x="22.358cm" svg:y="19.098cm">
          <text:p text:style-name="P1">Mix7</text:p>
          <draw:enhanced-geometry svg:viewBox="0 0 21600 21600" draw:type="rectangle" draw:enhanced-path="M 0 0 L 21600 0 21600 21600 0 21600 0 0 Z N"/>
        </draw:custom-shape>
        <draw:custom-shape draw:style-name="gr2" draw:text-style-name="P1" xml:id="id5" draw:id="id5" draw:layer="layout" svg:width="1.905cm" svg:height="0.952cm" svg:x="22.358cm" svg:y="20.685cm">
          <text:p text:style-name="P1">Mix8</text:p>
          <draw:enhanced-geometry svg:viewBox="0 0 21600 21600" draw:type="rectangle" draw:enhanced-path="M 0 0 L 21600 0 21600 21600 0 21600 0 0 Z N"/>
        </draw:custom-shape>
        <draw:custom-shape draw:style-name="gr2" draw:text-style-name="P1" xml:id="id9" draw:id="id9" draw:layer="layout" svg:width="1.905cm" svg:height="0.952cm" svg:x="26.803cm" svg:y="15.923cm">
          <text:p text:style-name="P1">Mix9</text:p>
          <draw:enhanced-geometry svg:viewBox="0 0 21600 21600" draw:type="rectangle" draw:enhanced-path="M 0 0 L 21600 0 21600 21600 0 21600 0 0 Z N"/>
        </draw:custom-shape>
        <draw:custom-shape draw:style-name="gr2" draw:text-style-name="P1" xml:id="id10" draw:id="id10" draw:layer="layout" svg:width="1.905cm" svg:height="0.952cm" svg:x="26.803cm" svg:y="17.51cm">
          <text:p text:style-name="P1">Mixa</text:p>
          <draw:enhanced-geometry svg:viewBox="0 0 21600 21600" draw:type="rectangle" draw:enhanced-path="M 0 0 L 21600 0 21600 21600 0 21600 0 0 Z N"/>
        </draw:custom-shape>
        <draw:custom-shape draw:style-name="gr2" draw:text-style-name="P1" xml:id="id11" draw:id="id11" draw:layer="layout" svg:width="1.905cm" svg:height="0.952cm" svg:x="26.803cm" svg:y="19.098cm">
          <text:p text:style-name="P1">Mixb</text:p>
          <draw:enhanced-geometry svg:viewBox="0 0 21600 21600" draw:type="rectangle" draw:enhanced-path="M 0 0 L 21600 0 21600 21600 0 21600 0 0 Z N"/>
        </draw:custom-shape>
        <draw:custom-shape draw:style-name="gr2" draw:text-style-name="P1" xml:id="id12" draw:id="id12" draw:layer="layout" svg:width="1.905cm" svg:height="0.952cm" svg:x="26.803cm" svg:y="20.685cm">
          <text:p text:style-name="P1">Mixc</text:p>
          <draw:enhanced-geometry svg:viewBox="0 0 21600 21600" draw:type="rectangle" draw:enhanced-path="M 0 0 L 21600 0 21600 21600 0 21600 0 0 Z N"/>
        </draw:custom-shape>
        <draw:custom-shape draw:style-name="gr1" draw:text-style-name="P1" xml:id="id13" draw:id="id13" draw:layer="layout" svg:width="3.492cm" svg:height="1.27cm" svg:x="30.295cm" svg:y="15.922cm">
          <text:p text:style-name="P1">Provider5</text:p>
          <draw:enhanced-geometry svg:viewBox="0 0 21600 21600" draw:type="rectangle" draw:enhanced-path="M 0 0 L 21600 0 21600 21600 0 21600 0 0 Z N"/>
        </draw:custom-shape>
        <draw:custom-shape draw:style-name="gr1" draw:text-style-name="P1" draw:layer="layout" svg:width="3.492cm" svg:height="1.27cm" svg:x="30.295cm" svg:y="17.51cm">
          <text:p text:style-name="P1">Provider6</text:p>
          <draw:enhanced-geometry svg:viewBox="0 0 21600 21600" draw:type="rectangle" draw:enhanced-path="M 0 0 L 21600 0 21600 21600 0 21600 0 0 Z N"/>
        </draw:custom-shape>
        <draw:custom-shape draw:style-name="gr1" draw:text-style-name="P1" draw:layer="layout" svg:width="3.492cm" svg:height="1.27cm" svg:x="30.295cm" svg:y="19.097cm">
          <text:p text:style-name="P1">Provider7</text:p>
          <draw:enhanced-geometry svg:viewBox="0 0 21600 21600" draw:type="rectangle" draw:enhanced-path="M 0 0 L 21600 0 21600 21600 0 21600 0 0 Z N"/>
        </draw:custom-shape>
        <draw:custom-shape draw:style-name="gr1" draw:text-style-name="P1" xml:id="id16" draw:id="id16" draw:layer="layout" svg:width="3.492cm" svg:height="1.27cm" svg:x="30.295cm" svg:y="20.685cm">
          <text:p text:style-name="P1">Provider8</text:p>
          <draw:enhanced-geometry svg:viewBox="0 0 21600 21600" draw:type="rectangle" draw:enhanced-path="M 0 0 L 21600 0 21600 21600 0 21600 0 0 Z N"/>
        </draw:custom-shape>
        <draw:connector draw:style-name="gr19" draw:text-style-name="P2" draw:layer="layout" draw:type="curve" svg:x1="19.818cm" svg:y1="16.399cm" svg:x2="22.358cm" svg:y2="16.399cm" draw:start-shape="id1" draw:start-glue-point="1" draw:end-shape="id2" draw:end-glue-point="3" svg:d="M19818 16399h2540" svg:viewBox="0 0 2541 1">
          <text:p/>
        </draw:connector>
        <draw:connector draw:style-name="gr20" draw:text-style-name="P2" draw:layer="layout" draw:type="curve" svg:x1="19.818cm" svg:y1="16.399cm" svg:x2="22.358cm" svg:y2="17.986cm" draw:start-shape="id1" draw:start-glue-point="1" draw:end-shape="id3" draw:end-glue-point="3" svg:d="M19818 16399c1903 0 634 1587 2540 1587" svg:viewBox="0 0 2541 1588">
          <text:p/>
        </draw:connector>
        <draw:connector draw:style-name="gr21" draw:text-style-name="P2" draw:layer="layout" draw:type="curve" svg:x1="19.818cm" svg:y1="16.399cm" svg:x2="22.358cm" svg:y2="19.574cm" draw:start-shape="id1" draw:start-glue-point="1" draw:end-shape="id4" draw:end-glue-point="3" svg:d="M19818 16399c1903 0 634 3175 2540 3175" svg:viewBox="0 0 2541 3176">
          <text:p/>
        </draw:connector>
        <draw:connector draw:style-name="gr22" draw:text-style-name="P2" draw:layer="layout" draw:type="curve" svg:x1="19.818cm" svg:y1="16.399cm" svg:x2="22.358cm" svg:y2="21.161cm" draw:start-shape="id1" draw:start-glue-point="1" draw:end-shape="id5" draw:end-glue-point="3" svg:d="M19818 16399c1903 0 634 4762 2540 4762" svg:viewBox="0 0 2541 4763">
          <text:p/>
        </draw:connector>
        <draw:connector draw:style-name="gr23" draw:text-style-name="P2" draw:layer="layout" draw:type="curve" svg:x1="19.818cm" svg:y1="17.986cm" svg:x2="22.358cm" svg:y2="16.399cm" draw:start-shape="id6" draw:start-glue-point="1" draw:end-shape="id2" draw:end-glue-point="3" svg:d="M19818 17986c1903 0 634-1587 2540-1587" svg:viewBox="0 0 2541 1588">
          <text:p/>
        </draw:connector>
        <draw:connector draw:style-name="gr24" draw:text-style-name="P2" draw:layer="layout" draw:type="curve" svg:x1="19.818cm" svg:y1="17.986cm" svg:x2="22.358cm" svg:y2="17.986cm" draw:start-shape="id6" draw:start-glue-point="1" draw:end-shape="id3" draw:end-glue-point="3" svg:d="M19818 17986h2540" svg:viewBox="0 0 2541 1">
          <text:p/>
        </draw:connector>
        <draw:connector draw:style-name="gr25" draw:text-style-name="P2" draw:layer="layout" draw:type="curve" svg:x1="19.818cm" svg:y1="17.986cm" svg:x2="22.358cm" svg:y2="19.574cm" draw:start-shape="id6" draw:start-glue-point="1" draw:end-shape="id4" draw:end-glue-point="3" svg:d="M19818 17986c1903 0 634 1588 2540 1588" svg:viewBox="0 0 2541 1589">
          <text:p/>
        </draw:connector>
        <draw:connector draw:style-name="gr26" draw:text-style-name="P2" draw:layer="layout" draw:type="curve" svg:x1="19.818cm" svg:y1="17.986cm" svg:x2="22.358cm" svg:y2="21.161cm" draw:start-shape="id6" draw:start-glue-point="1" draw:end-shape="id5" draw:end-glue-point="3" svg:d="M19818 17986c1903 0 634 3175 2540 3175" svg:viewBox="0 0 2541 3176">
          <text:p/>
        </draw:connector>
        <draw:connector draw:style-name="gr27" draw:text-style-name="P2" draw:layer="layout" draw:type="curve" svg:x1="19.818cm" svg:y1="19.574cm" svg:x2="22.358cm" svg:y2="16.399cm" draw:start-shape="id7" draw:start-glue-point="1" draw:end-shape="id2" draw:end-glue-point="3" svg:d="M19818 19574c1903 0 634-3175 2540-3175" svg:viewBox="0 0 2541 3176">
          <text:p/>
        </draw:connector>
        <draw:connector draw:style-name="gr28" draw:text-style-name="P2" draw:layer="layout" draw:type="curve" svg:x1="19.818cm" svg:y1="19.574cm" svg:x2="22.358cm" svg:y2="17.986cm" draw:start-shape="id7" draw:end-shape="id3" svg:d="M19818 19574c1903 0 634-1588 2540-1588" svg:viewBox="0 0 2541 1589">
          <text:p/>
        </draw:connector>
        <draw:connector draw:style-name="gr29" draw:text-style-name="P2" draw:layer="layout" draw:type="curve" svg:x1="19.818cm" svg:y1="19.574cm" svg:x2="22.358cm" svg:y2="19.574cm" draw:start-shape="id7" draw:start-glue-point="1" draw:end-shape="id4" svg:d="M19818 19574h2540" svg:viewBox="0 0 2541 1">
          <text:p/>
        </draw:connector>
        <draw:connector draw:style-name="gr30" draw:text-style-name="P2" draw:layer="layout" draw:type="curve" svg:x1="19.818cm" svg:y1="19.574cm" svg:x2="22.358cm" svg:y2="21.161cm" draw:start-shape="id7" draw:start-glue-point="1" draw:end-shape="id5" draw:end-glue-point="3" svg:d="M19818 19574c1903 0 634 1587 2540 1587" svg:viewBox="0 0 2541 1588">
          <text:p/>
        </draw:connector>
        <draw:connector draw:style-name="gr31" draw:text-style-name="P2" draw:layer="layout" draw:type="curve" svg:x1="19.818cm" svg:y1="21.161cm" svg:x2="22.358cm" svg:y2="16.399cm" draw:start-shape="id8" draw:start-glue-point="1" draw:end-shape="id2" svg:d="M19818 21161c1903 0 634-4762 2540-4762" svg:viewBox="0 0 2541 4763">
          <text:p/>
        </draw:connector>
        <draw:connector draw:style-name="gr32" draw:text-style-name="P2" draw:layer="layout" draw:type="curve" svg:x1="19.818cm" svg:y1="21.161cm" svg:x2="22.358cm" svg:y2="17.986cm" draw:start-shape="id8" draw:start-glue-point="1" draw:end-shape="id3" draw:end-glue-point="3" svg:d="M19818 21161c1903 0 634-3175 2540-3175" svg:viewBox="0 0 2541 3176">
          <text:p/>
        </draw:connector>
        <draw:connector draw:style-name="gr33" draw:text-style-name="P2" draw:layer="layout" draw:type="curve" svg:x1="19.818cm" svg:y1="21.161cm" svg:x2="22.358cm" svg:y2="19.574cm" draw:start-shape="id8" draw:start-glue-point="1" draw:end-shape="id4" draw:end-glue-point="3" svg:d="M19818 21161c1903 0 634-1587 2540-1587" svg:viewBox="0 0 2541 1588">
          <text:p/>
        </draw:connector>
        <draw:connector draw:style-name="gr34" draw:text-style-name="P2" draw:layer="layout" draw:type="curve" svg:x1="19.818cm" svg:y1="21.161cm" svg:x2="22.358cm" svg:y2="21.161cm" draw:start-shape="id8" draw:end-shape="id5" draw:end-glue-point="3" svg:d="M19818 21161h2540" svg:viewBox="0 0 2541 1">
          <text:p/>
        </draw:connector>
        <draw:connector draw:style-name="gr35" draw:text-style-name="P2" draw:layer="layout" draw:type="curve" svg:x1="19.818cm" svg:y1="21.161cm" svg:x2="19.818cm" svg:y2="21.161cm" draw:start-shape="id8" draw:end-shape="id8" draw:end-glue-point="1" svg:d="M19818 21161z" svg:viewBox="0 0 1 1">
          <text:p/>
        </draw:connector>
        <draw:connector draw:style-name="gr36" draw:text-style-name="P2" draw:layer="layout" draw:type="lines" svg:x1="24.263cm" svg:y1="16.399cm" svg:x2="26.803cm" svg:y2="16.399cm" draw:start-shape="id2" draw:start-glue-point="1" draw:end-shape="id9" draw:end-glue-point="3" svg:d="M24263 16399h500 1538 502" svg:viewBox="0 0 2541 1">
          <text:p/>
        </draw:connector>
        <draw:connector draw:style-name="gr37" draw:text-style-name="P2" draw:layer="layout" draw:type="lines" svg:x1="24.263cm" svg:y1="16.399cm" svg:x2="26.803cm" svg:y2="17.986cm" draw:start-shape="id2" draw:start-glue-point="1" draw:end-shape="id10" svg:d="M24263 16399h500l1538 1587h502" svg:viewBox="0 0 2541 1588">
          <text:p/>
        </draw:connector>
        <draw:connector draw:style-name="gr38" draw:text-style-name="P2" draw:layer="layout" draw:type="lines" svg:x1="24.263cm" svg:y1="16.399cm" svg:x2="26.803cm" svg:y2="19.574cm" draw:start-shape="id2" draw:end-shape="id11" svg:d="M24263 16399h500l1538 3175h502" svg:viewBox="0 0 2541 3176">
          <text:p/>
        </draw:connector>
        <draw:connector draw:style-name="gr39" draw:text-style-name="P2" draw:layer="layout" draw:type="lines" svg:x1="24.263cm" svg:y1="16.399cm" svg:x2="26.803cm" svg:y2="21.161cm" draw:start-shape="id2" draw:end-shape="id12" svg:d="M24263 16399h500l1538 4762h502" svg:viewBox="0 0 2541 4763">
          <text:p/>
        </draw:connector>
        <draw:connector draw:style-name="gr40" draw:text-style-name="P2" draw:layer="layout" draw:type="lines" svg:x1="24.263cm" svg:y1="17.986cm" svg:x2="26.803cm" svg:y2="16.399cm" draw:start-shape="id3" draw:start-glue-point="1" draw:end-shape="id9" draw:end-glue-point="3" svg:d="M24263 17986h500l1538-1587h502" svg:viewBox="0 0 2541 1588">
          <text:p/>
        </draw:connector>
        <draw:connector draw:style-name="gr41" draw:text-style-name="P2" draw:layer="layout" draw:type="lines" svg:x1="24.263cm" svg:y1="17.986cm" svg:x2="26.803cm" svg:y2="17.986cm" draw:start-shape="id3" draw:end-shape="id10" draw:end-glue-point="3" svg:d="M24263 17986h500 1538 502" svg:viewBox="0 0 2541 1">
          <text:p/>
        </draw:connector>
        <draw:connector draw:style-name="gr42" draw:text-style-name="P2" draw:layer="layout" draw:type="lines" svg:x1="24.263cm" svg:y1="17.986cm" svg:x2="26.803cm" svg:y2="19.574cm" draw:start-shape="id3" draw:start-glue-point="1" draw:end-shape="id11" draw:end-glue-point="3" svg:d="M24263 17986h500l1538 1588h502" svg:viewBox="0 0 2541 1589">
          <text:p/>
        </draw:connector>
        <draw:connector draw:style-name="gr43" draw:text-style-name="P2" draw:layer="layout" draw:type="lines" svg:x1="24.263cm" svg:y1="17.986cm" svg:x2="26.803cm" svg:y2="21.161cm" draw:start-shape="id3" draw:start-glue-point="1" draw:end-shape="id12" draw:end-glue-point="3" svg:d="M24263 17986h500l1538 3175h502" svg:viewBox="0 0 2541 3176">
          <text:p/>
        </draw:connector>
        <draw:connector draw:style-name="gr44" draw:text-style-name="P2" draw:layer="layout" draw:type="lines" svg:x1="24.263cm" svg:y1="19.574cm" svg:x2="26.803cm" svg:y2="16.399cm" draw:start-shape="id4" draw:start-glue-point="1" draw:end-shape="id9" svg:d="M24263 19574h500l1538-3175h502" svg:viewBox="0 0 2541 3176">
          <text:p/>
        </draw:connector>
        <draw:connector draw:style-name="gr45" draw:text-style-name="P2" draw:layer="layout" draw:type="lines" svg:x1="24.263cm" svg:y1="19.574cm" svg:x2="26.803cm" svg:y2="17.986cm" draw:start-shape="id4" draw:start-glue-point="1" draw:end-shape="id10" svg:d="M24263 19574h500l1538-1588h502" svg:viewBox="0 0 2541 1589">
          <text:p/>
        </draw:connector>
        <draw:connector draw:style-name="gr46" draw:text-style-name="P2" draw:layer="layout" draw:type="lines" svg:x1="24.263cm" svg:y1="19.574cm" svg:x2="26.803cm" svg:y2="19.574cm" draw:start-shape="id4" draw:start-glue-point="1" draw:end-shape="id11" svg:d="M24263 19574h500 1538 502" svg:viewBox="0 0 2541 1">
          <text:p/>
        </draw:connector>
        <draw:connector draw:style-name="gr47" draw:text-style-name="P2" draw:layer="layout" draw:type="lines" svg:x1="24.263cm" svg:y1="19.574cm" svg:x2="26.803cm" svg:y2="21.161cm" draw:start-shape="id4" draw:start-glue-point="1" draw:end-shape="id12" svg:d="M24263 19574h500l1538 1587h502" svg:viewBox="0 0 2541 1588">
          <text:p/>
        </draw:connector>
        <draw:connector draw:style-name="gr48" draw:text-style-name="P2" draw:layer="layout" draw:type="lines" svg:x1="24.263cm" svg:y1="21.161cm" svg:x2="26.803cm" svg:y2="16.399cm" draw:start-shape="id5" draw:end-shape="id9" svg:d="M24263 21161h500l1538-4762h502" svg:viewBox="0 0 2541 4763">
          <text:p/>
        </draw:connector>
        <draw:connector draw:style-name="gr49" draw:text-style-name="P2" draw:layer="layout" draw:type="lines" svg:x1="24.263cm" svg:y1="21.161cm" svg:x2="26.803cm" svg:y2="17.986cm" draw:start-shape="id5" draw:end-shape="id10" svg:d="M24263 21161h500l1538-3175h502" svg:viewBox="0 0 2541 3176">
          <text:p/>
        </draw:connector>
        <draw:connector draw:style-name="gr50" draw:text-style-name="P2" draw:layer="layout" draw:type="lines" svg:x1="24.263cm" svg:y1="21.161cm" svg:x2="26.803cm" svg:y2="19.574cm" draw:start-shape="id5" draw:end-shape="id11" svg:d="M24263 21161h500l1538-1587h502" svg:viewBox="0 0 2541 1588">
          <text:p/>
        </draw:connector>
        <draw:connector draw:style-name="gr51" draw:text-style-name="P2" draw:layer="layout" draw:type="lines" svg:x1="24.263cm" svg:y1="21.161cm" svg:x2="26.803cm" svg:y2="21.161cm" draw:start-shape="id5" draw:end-shape="id12" svg:d="M24263 21161h500 1538 502" svg:viewBox="0 0 2541 1">
          <text:p/>
        </draw:connector>
        <draw:line draw:style-name="gr3" draw:text-style-name="P2" draw:layer="layout" svg:x1="28.708cm" svg:y1="16.24cm" svg:x2="30.295cm" svg:y2="16.24cm">
          <text:p/>
        </draw:line>
        <draw:line draw:style-name="gr4" draw:text-style-name="P2" draw:layer="layout" svg:x1="28.708cm" svg:y1="17.828cm" svg:x2="30.295cm" svg:y2="17.828cm">
          <text:p/>
        </draw:line>
        <draw:line draw:style-name="gr5" draw:text-style-name="P2" draw:layer="layout" svg:x1="28.708cm" svg:y1="19.415cm" svg:x2="30.295cm" svg:y2="19.415cm">
          <text:p/>
        </draw:line>
        <draw:line draw:style-name="gr6" draw:text-style-name="P2" draw:layer="layout" svg:x1="28.708cm" svg:y1="21.003cm" svg:x2="30.295cm" svg:y2="21.003cm">
          <text:p/>
        </draw:line>
        <draw:line draw:style-name="gr7" draw:text-style-name="P2" draw:layer="layout" svg:x1="28.708cm" svg:y1="21.003cm" svg:x2="30.295cm" svg:y2="19.733cm">
          <text:p/>
        </draw:line>
        <draw:line draw:style-name="gr8" draw:text-style-name="P2" draw:layer="layout" svg:x1="28.708cm" svg:y1="21.003cm" svg:x2="30.295cm" svg:y2="18.145cm">
          <text:p/>
        </draw:line>
        <draw:line draw:style-name="gr9" draw:text-style-name="P2" draw:layer="layout" svg:x1="28.708cm" svg:y1="21.003cm" svg:x2="30.295cm" svg:y2="16.558cm">
          <text:p/>
        </draw:line>
        <draw:line draw:style-name="gr10" draw:text-style-name="P2" draw:layer="layout" svg:x1="28.708cm" svg:y1="19.415cm" svg:x2="30.295cm" svg:y2="20.685cm">
          <text:p/>
        </draw:line>
        <draw:line draw:style-name="gr11" draw:text-style-name="P2" draw:layer="layout" svg:x1="28.708cm" svg:y1="19.415cm" svg:x2="30.295cm" svg:y2="17.828cm">
          <text:p/>
        </draw:line>
        <draw:line draw:style-name="gr12" draw:text-style-name="P2" draw:layer="layout" svg:x1="28.708cm" svg:y1="19.415cm" svg:x2="30.295cm" svg:y2="16.24cm">
          <text:p/>
        </draw:line>
        <draw:line draw:style-name="gr13" draw:text-style-name="P2" draw:layer="layout" svg:x1="28.708cm" svg:y1="17.828cm" svg:x2="30.295cm" svg:y2="21.003cm">
          <text:p/>
        </draw:line>
        <draw:line draw:style-name="gr14" draw:text-style-name="P2" draw:layer="layout" svg:x1="28.708cm" svg:y1="17.828cm" svg:x2="30.295cm" svg:y2="19.415cm">
          <text:p/>
        </draw:line>
        <draw:line draw:style-name="gr15" draw:text-style-name="P2" draw:layer="layout" svg:x1="28.708cm" svg:y1="17.828cm" svg:x2="30.295cm" svg:y2="16.24cm">
          <text:p/>
        </draw:line>
        <draw:line draw:style-name="gr16" draw:text-style-name="P2" draw:layer="layout" svg:x1="28.708cm" svg:y1="16.24cm" svg:x2="30.295cm" svg:y2="20.368cm">
          <text:p/>
        </draw:line>
        <draw:line draw:style-name="gr17" draw:text-style-name="P2" draw:layer="layout" svg:x1="28.708cm" svg:y1="16.24cm" svg:x2="30.295cm" svg:y2="18.78cm">
          <text:p/>
        </draw:line>
        <draw:line draw:style-name="gr18" draw:text-style-name="P2" draw:layer="layout" svg:x1="28.708cm" svg:y1="16.24cm" svg:x2="30.295cm" svg:y2="17.51cm">
          <text:p/>
        </draw:line>
        <draw:custom-shape draw:style-name="gr52" draw:text-style-name="P3" draw:layer="layout" svg:width="23.812cm" svg:height="9.525cm" svg:x="2.357cm" svg:y="1.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3" xml:id="id15" draw:id="id15" draw:layer="layout" svg:width="6.35cm" svg:height="1.905cm" svg:x="17.279cm" svg:y="4.175cm">
          <text:p text:style-name="P3">Internet service 1</text:p>
          <draw:enhanced-geometry svg:viewBox="0 0 21600 21600" draw:type="rectangle" draw:enhanced-path="M 0 0 L 21600 0 21600 21600 0 21600 0 0 Z N"/>
        </draw:custom-shape>
        <draw:custom-shape draw:style-name="gr53" draw:text-style-name="P3" xml:id="id14" draw:id="id14" draw:layer="layout" svg:width="6.35cm" svg:height="1.905cm" svg:x="17.279cm" svg:y="6.397cm">
          <text:p text:style-name="P3">Internet service 2</text:p>
          <draw:enhanced-geometry svg:viewBox="0 0 21600 21600" draw:type="rectangle" draw:enhanced-path="M 0 0 L 21600 0 21600 21600 0 21600 0 0 Z N"/>
        </draw:custom-shape>
        <draw:connector draw:style-name="gr54" draw:text-style-name="P4" draw:layer="layout" draw:type="curve" svg:x1="33.787cm" svg:y1="16.557cm" svg:x2="23.629cm" svg:y2="7.349cm" draw:start-shape="id13" draw:start-glue-point="1" draw:end-shape="id14" draw:end-glue-point="1" svg:d="M33787 16557c751 0 5830-9208-10158-9208" svg:viewBox="0 0 11515 9209">
          <text:p/>
        </draw:connector>
        <draw:connector draw:style-name="gr55" draw:text-style-name="P4" draw:layer="layout" draw:type="curve" svg:x1="33.787cm" svg:y1="16.557cm" svg:x2="23.629cm" svg:y2="5.127cm" draw:start-shape="id13" draw:start-glue-point="1" draw:end-shape="id15" svg:d="M33787 16557c751 0 5830-11430-10158-11430" svg:viewBox="0 0 11515 11431">
          <text:p/>
        </draw:connector>
        <draw:frame draw:style-name="gr56" draw:text-style-name="P5" draw:layer="layout" svg:width="13.652cm" svg:height="1.905cm" svg:x="10.294cm" svg:y="11.795cm">
          <draw:text-box>
            <text:p>The protocol stack for this network segment: Sphinx/Noise/QUIC/UDP/IPv4</text:p>
          </draw:text-box>
        </draw:frame>
        <draw:line draw:style-name="gr57" draw:text-style-name="P4" draw:layer="layout" svg:x1="2.039cm" svg:y1="13.7cm" svg:x2="34.106cm" svg:y2="14.017cm">
          <text:p/>
        </draw:line>
        <draw:line draw:style-name="gr58" draw:text-style-name="P4" draw:layer="layout" svg:x1="6.484cm" svg:y1="15.605cm" svg:x2="12.834cm" svg:y2="16.557cm">
          <text:p/>
        </draw:line>
        <draw:line draw:style-name="gr59" draw:text-style-name="P4" draw:layer="layout" svg:x1="6.484cm" svg:y1="18.78cm" svg:x2="12.834cm" svg:y2="18.145cm">
          <text:p/>
        </draw:line>
        <draw:line draw:style-name="gr60" draw:text-style-name="P4" draw:layer="layout" svg:x1="6.484cm" svg:y1="21.637cm" svg:x2="12.834cm" svg:y2="21.32cm">
          <text:p/>
        </draw:line>
        <draw:custom-shape draw:style-name="gr1" draw:text-style-name="P1" draw:layer="layout" svg:width="3.492cm" svg:height="1.27cm" svg:x="2.992cm" svg:y="14.652cm">
          <text:p text:style-name="P1">Client1</text:p>
          <draw:enhanced-geometry svg:viewBox="0 0 21600 21600" draw:type="rectangle" draw:enhanced-path="M 0 0 L 21600 0 21600 21600 0 21600 0 0 Z N"/>
        </draw:custom-shape>
        <draw:custom-shape draw:style-name="gr1" draw:text-style-name="P1" draw:layer="layout" svg:width="3.492cm" svg:height="1.27cm" svg:x="2.992cm" svg:y="17.827cm">
          <text:p text:style-name="P1">Client2</text:p>
          <draw:enhanced-geometry svg:viewBox="0 0 21600 21600" draw:type="rectangle" draw:enhanced-path="M 0 0 L 21600 0 21600 21600 0 21600 0 0 Z N"/>
        </draw:custom-shape>
        <draw:custom-shape draw:style-name="gr1" draw:text-style-name="P1" draw:layer="layout" svg:width="3.492cm" svg:height="1.27cm" svg:x="2.992cm" svg:y="21.002cm">
          <text:p text:style-name="P1">Client3</text:p>
          <draw:enhanced-geometry svg:viewBox="0 0 21600 21600" draw:type="rectangle" draw:enhanced-path="M 0 0 L 21600 0 21600 21600 0 21600 0 0 Z N"/>
        </draw:custom-shape>
        <draw:custom-shape draw:style-name="gr61" draw:text-style-name="P3" xml:id="id17" draw:id="id17" draw:layer="layout" svg:width="6.668cm" svg:height="1.905cm" svg:x="19.501cm" svg:y="23.225cm">
          <text:p text:style-name="P3">Mixnet service1</text:p>
          <draw:enhanced-geometry svg:viewBox="0 0 21600 21600" draw:type="rectangle" draw:enhanced-path="M 0 0 L 21600 0 21600 21600 0 21600 0 0 Z N"/>
        </draw:custom-shape>
        <draw:custom-shape draw:style-name="gr61" draw:text-style-name="P3" xml:id="id18" draw:id="id18" draw:layer="layout" svg:width="6.668cm" svg:height="1.905cm" svg:x="19.501cm" svg:y="26.082cm">
          <text:p text:style-name="P3">Mixnet service2</text:p>
          <draw:enhanced-geometry svg:viewBox="0 0 21600 21600" draw:type="rectangle" draw:enhanced-path="M 0 0 L 21600 0 21600 21600 0 21600 0 0 Z N"/>
        </draw:custom-shape>
        <draw:connector draw:style-name="gr62" draw:text-style-name="P4" draw:layer="layout" draw:type="curve" svg:x1="33.787cm" svg:y1="21.32cm" svg:x2="26.169cm" svg:y2="24.177cm" draw:start-shape="id16" draw:start-glue-point="1" draw:end-shape="id17" draw:end-glue-point="1" svg:d="M33787 21320c751 0 4560 2857-7618 2857" svg:viewBox="0 0 8773 2858">
          <text:p/>
        </draw:connector>
        <draw:connector draw:style-name="gr63" draw:text-style-name="P4" draw:layer="layout" draw:type="curve" svg:x1="33.787cm" svg:y1="21.32cm" svg:x2="26.169cm" svg:y2="27.034cm" draw:start-shape="id16" draw:start-glue-point="1" draw:end-shape="id18" draw:end-glue-point="1" svg:d="M33787 21320c751 0 4560 5714-7618 5714" svg:viewBox="0 0 8773 571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5" draw:display-name="Arrowheads 75" svg:viewBox="0 0 20 20" svg:d="M0 20l10-20 10 20z"/>
    <draw:marker draw:name="Arrowheads_20_76" draw:display-name="Arrowheads 76" svg:viewBox="0 0 20 20" svg:d="M0 20l10-20 10 20z"/>
    <draw:marker draw:name="Arrowheads_20_77" draw:display-name="Arrowheads 7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0.134cm" fo:margin-right="1cm" fo:page-width="40.64cm" fo:page-height="30.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8T19:31:13.233118178</meta:creation-date>
    <dc:date>2023-06-08T21:38:40.990518956</dc:date>
    <meta:editing-duration>PT1H46M7S</meta:editing-duration>
    <meta:editing-cycles>2</meta:editing-cycles>
    <meta:generator>LibreOffice/7.3.7.2$Linux_X86_64 LibreOffice_project/30$Build-2</meta:generator>
    <meta:document-statistic meta:object-count="102"/>
  </office:meta>
</office:document-meta>
</file>